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782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-color="#007826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2.798cm" fo:min-width="4.961cm"/>
    </style:style>
    <style:style style:name="gr5" style:family="graphic" style:parent-style-name="objectwithoutfill">
      <style:graphic-properties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4586"/>
      <style:paragraph-properties fo:text-align="center"/>
      <style:text-properties style:use-window-font-color="true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3d:scene draw:style-name="gr1" svg:width="4.699cm" svg:height="4.699cm" svg:x="1.254cm" svg:y="1.79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" draw:layer="layout" svg:viewBox="0 -5000 2500 10000" svg:d="M0-5000h250 250 500 500 500 250 250v10000h-250-250-500-500-500-250-250z"/>
          </dr3d:scene>
          <draw:frame draw:style-name="gr3" draw:text-style-name="P2" draw:layer="layout" svg:width="3.952cm" svg:height="2.384cm" svg:x="1.716cm" svg:y="2.756cm">
            <draw:text-box>
              <text:p text:style-name="P1"><text:span text:style-name="T1">MySQL DB</text:span></text:p>
              <text:p text:style-name="P1"><text:span text:style-name="T1"/></text:p>
              <text:p text:style-name="P1"><text:span text:style-name="T1">Datasource</text:span></text:p>
            </draw:text-box>
          </draw:frame>
        </draw:g>
        <draw:custom-shape draw:style-name="gr4" draw:text-style-name="P4" draw:layer="layout" svg:width="5.461cm" svg:height="3.048cm" svg:x="7.904cm" svg:y="2.483cm">
          <text:p text:style-name="P3"><text:span text:style-name="T2">R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61cm" svg:height="3.048cm" svg:x="4.937cm" svg:y="11.541cm">
          <text:p text:style-name="P3"><text:span text:style-name="T2">Model Tr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61cm" svg:height="3.048cm" svg:x="1.635cm" svg:y="15.097cm">
          <text:p text:style-name="P3"><text:span text:style-name="T2">Model Train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61cm" svg:height="3.048cm" svg:x="11.668cm" svg:y="13.065cm">
          <text:p text:style-name="P3"><text:span text:style-name="T2">Evalu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61cm" svg:height="3.048cm" svg:x="12.684cm" svg:y="9.001cm">
          <text:p text:style-name="P3"><text:span text:style-name="T2">Experiment</text:span></text:p>
          <text:p text:style-name="P3"><text:span text:style-name="T2">Runner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61cm" svg:height="3.048cm" svg:x="13.446cm" svg:y="18.399cm">
          <text:p text:style-name="P3"><text:span text:style-name="T2">Feature Sel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61cm" svg:height="3.048cm" svg:x="6.969cm" svg:y="24.495cm">
          <text:p text:style-name="P3"><text:span text:style-name="T2">Feature Selector </text:span></text:p>
          <text:p text:style-name="P3"><text:span text:style-name="T2">Repor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61cm" svg:height="3.048cm" svg:x="12.684cm" svg:y="4.556cm">
          <text:p text:style-name="P3"><text:span text:style-name="T2">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61cm" svg:height="3.048cm" svg:x="4.302cm" svg:y="16.24cm">
          <text:p text:style-name="P3"><text:span text:style-name="T2">Storage Manag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572cm" svg:y1="4.048cm" svg:x2="8.112cm" svg:y2="4.048cm">
          <text:p/>
        </draw:line>
        <draw:custom-shape draw:style-name="gr4" draw:text-style-name="P4" draw:layer="layout" svg:width="5.461cm" svg:height="3.048cm" svg:x="3.159cm" svg:y="7.452cm">
          <text:p text:style-name="P3"><text:span text:style-name="T2">Mode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18:31:50.570588527</meta:creation-date>
    <dc:date>2018-07-10T19:01:04.417521631</dc:date>
    <meta:editing-duration>PT18M51S</meta:editing-duration>
    <meta:editing-cycles>4</meta:editing-cycles>
    <meta:generator>LibreOffice/5.1.6.2$Linux_X86_64 LibreOffice_project/10m0$Build-2</meta:generator>
    <meta:document-statistic meta:object-count="15"/>
  </office:meta>
</office:document-meta>
</file>